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97289"/>
    </style:style>
    <style:style style:name="P2" style:family="paragraph" style:parent-style-name="Standard">
      <style:text-properties officeooo:paragraph-rsid="0013c6bd"/>
    </style:style>
    <style:style style:name="P3" style:family="paragraph" style:parent-style-name="Standard">
      <style:text-properties officeooo:paragraph-rsid="00188313"/>
    </style:style>
    <style:style style:name="P4" style:family="paragraph" style:parent-style-name="Text_20_body">
      <style:text-properties officeooo:paragraph-rsid="0018ed92"/>
    </style:style>
    <style:style style:name="P5" style:family="paragraph" style:parent-style-name="Text_20_body">
      <style:paragraph-properties fo:break-before="page"/>
      <style:text-properties officeooo:paragraph-rsid="0018ed92"/>
    </style:style>
    <style:style style:name="T1" style:family="text">
      <style:text-properties officeooo:rsid="00097289"/>
    </style:style>
    <style:style style:name="T2" style:family="text">
      <style:text-properties officeooo:rsid="000ae657"/>
    </style:style>
    <style:style style:name="T3" style:family="text">
      <style:text-properties officeooo:rsid="000c8441"/>
    </style:style>
    <style:style style:name="T4" style:family="text">
      <style:text-properties officeooo:rsid="0010003c"/>
    </style:style>
    <style:style style:name="T5" style:family="text">
      <style:text-properties officeooo:rsid="0011ea45"/>
    </style:style>
    <style:style style:name="T6" style:family="text">
      <style:text-properties officeooo:rsid="0012cbc1"/>
    </style:style>
    <style:style style:name="T7" style:family="text">
      <style:text-properties officeooo:rsid="0013c6bd"/>
    </style:style>
    <style:style style:name="T8" style:family="text">
      <style:text-properties officeooo:rsid="001479de"/>
    </style:style>
    <style:style style:name="T9" style:family="text">
      <style:text-properties officeooo:rsid="001516c1"/>
    </style:style>
    <style:style style:name="T10" style:family="text">
      <style:text-properties officeooo:rsid="00163335"/>
    </style:style>
    <style:style style:name="T11" style:family="text">
      <style:text-properties officeooo:rsid="001747a0"/>
    </style:style>
    <style:style style:name="T12" style:family="text">
      <style:text-properties officeooo:rsid="00188313"/>
    </style:style>
    <style:style style:name="T13" style:family="text">
      <style:text-properties officeooo:rsid="0018ed92"/>
    </style:style>
    <style:style style:name="T14" style:family="text">
      <style:text-properties fo:font-style="italic" officeooo:rsid="0018ed92" style:font-style-asian="italic" style:font-style-complex="italic"/>
    </style:style>
    <style:style style:name="T15" style:family="text">
      <style:text-properties officeooo:rsid="0019fe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h text:style-name="Heading_20_1" text:outline-level="1"><text:span text:style-name="T11">Programming Model</text:span></text:h>
      <text:p text:style-name="P3"><text:span text:style-name="T12">Our</text:span><text:span text:style-name="T13"> solution is an implementation of the MapReduce fram</text:span><text:span text:style-name="T15">e</text:span><text:span text:style-name="T13">work as described in [1]</text:span></text:p>
      <text:p text:style-name="P1"><text:span text:style-name="T1"/></text:p>
      <text:h text:style-name="Heading_20_1" text:outline-level="1"><text:span text:style-name="T1">Service</text:span><text:span text:style-name="T2">s</text:span></text:h>
      <text:p text:style-name="P2"><text:span text:style-name="T3">Each node exposes a set of services</text:span><text:span text:style-name="T4"> that are </text:span><text:span text:style-name="T6">called</text:span><text:span text:style-name="T4"> by </text:span><text:span text:style-name="T8">the </text:span><text:span text:style-name="T5">user interfaces </text:span><text:span text:style-name="T4">or other nodes to interact with the node.</text:span><text:span text:style-name="T7"> </text:span><text:span text:style-name="T8">The</text:span><text:span text:style-name="T7"> services are bound to a single, configurable TCP port, invocable via a custom RPC implementation, see section TODO. The set </text:span><text:span text:style-name="T9">of services </text:span><text:span text:style-name="T7">consists of the Job Manager Service, Task Executor Service, File System Service, and Load Balancer Service.</text:span></text:p>
      <text:h text:style-name="Heading_20_2" text:outline-level="2"><text:span text:style-name="T10">Job Manager Service</text:span></text:h>
      <text:p text:style-name="Text_20_body"><text:span text:style-name="T10"/></text:p>
      <text:p text:style-name="P4"><text:span text:style-name="T13"/></text:p>
      <text:p text:style-name="P5"><text:span text:style-name="T13">Resources </text:span></text:p>
      <text:p text:style-name="P4"><text:span text:style-name="T13">[1] Jeffrey Dean and Sanjay Ghemawat. Mapreduce: simplified data pro-cessing on large clusters. In </text:span><text:span text:style-name="T14">OSDI’04: Proceedings of the 6th conference on Symposium on Opearting Systems Design &amp; Implementation</text:span><text:span text:style-name="T13">, pages 10–10, Berkeley, CA, USA, 2004. USENIX Association.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jamin </meta:initial-creator>
    <meta:creation-date>2011-12-03T10:02:00</meta:creation-date>
    <meta:generator>OpenOffice.org/3.2$Linux OpenOffice.org_project/320m19$Build-9505</meta:generator>
    <dc:date>2011-12-03T12:13:59</dc:date>
    <dc:creator>Benjamin </dc:creator>
    <meta:editing-duration>PT02H12M00S</meta:editing-duration>
    <meta:editing-cycles>13</meta:editing-cycles>
    <meta:document-statistic meta:table-count="0" meta:image-count="0" meta:object-count="0" meta:page-count="2" meta:paragraph-count="7" meta:word-count="120" meta:character-count="764"/>
  </office:meta>
</office:document-meta>
</file>